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5972in" table:align="left"/>
    </style:style>
    <style:style style:name="Table1.A" style:family="table-column">
      <style:table-column-properties style:column-width="1.0146in"/>
    </style:style>
    <style:style style:name="Table1.B" style:family="table-column">
      <style:table-column-properties style:column-width="1.5826in"/>
    </style:style>
    <style:style style:name="Table1.A1" style:family="table-cell">
      <style:table-cell-properties style:vertical-align="middle" fo:padding="0.0194in" fo:border="none"/>
    </style:style>
    <style:style style:name="P1" style:family="paragraph" style:parent-style-name="Standard">
      <style:text-properties style:text-underline-style="solid" style:text-underline-width="auto" style:text-underline-color="font-color" fo:font-weight="bold" officeooo:rsid="001c98a5" officeooo:paragraph-rsid="001c98a5" style:font-weight-asian="bold" style:font-weight-complex="bold"/>
    </style:style>
    <style:style style:name="P2" style:family="paragraph" style:parent-style-name="Standard">
      <style:text-properties style:text-underline-style="none" fo:font-weight="normal" officeooo:rsid="001e7b31" officeooo:paragraph-rsid="001e7b31" style:font-weight-asian="normal" style:font-weight-complex="normal"/>
    </style:style>
    <style:style style:name="P3" style:family="paragraph" style:parent-style-name="Standard">
      <style:text-properties style:text-underline-style="none" fo:font-weight="normal" officeooo:rsid="002021a8" officeooo:paragraph-rsid="002021a8" style:font-weight-asian="normal" style:font-weight-complex="normal"/>
    </style:style>
    <style:style style:name="P4" style:family="paragraph" style:parent-style-name="Standard">
      <style:text-properties style:text-underline-style="none" fo:font-weight="normal" officeooo:rsid="00231236" officeooo:paragraph-rsid="00231236" style:font-weight-asian="normal" style:font-weight-complex="normal"/>
    </style:style>
    <style:style style:name="P5" style:family="paragraph" style:parent-style-name="Standard">
      <style:text-properties style:text-underline-style="none" fo:font-weight="normal" officeooo:rsid="002399a5" officeooo:paragraph-rsid="002399a5" style:font-weight-asian="normal" style:font-weight-complex="normal"/>
    </style:style>
    <style:style style:name="P6" style:family="paragraph" style:parent-style-name="Standard">
      <style:text-properties style:text-underline-style="none" fo:font-weight="normal" officeooo:rsid="0024a93a" officeooo:paragraph-rsid="0024a93a" style:font-weight-asian="normal" style:font-weight-complex="normal"/>
    </style:style>
    <style:style style:name="P7" style:family="paragraph" style:parent-style-name="Standard" style:list-style-name="L1">
      <style:text-properties style:text-underline-style="none" fo:font-weight="normal" officeooo:rsid="0024a93a" officeooo:paragraph-rsid="0024a93a" style:font-weight-asian="normal" style:font-weight-complex="normal"/>
    </style:style>
    <style:style style:name="P8" style:family="paragraph" style:parent-style-name="Standard">
      <style:text-properties style:text-underline-style="none" fo:font-weight="normal" officeooo:rsid="0025b9c4" officeooo:paragraph-rsid="0025b9c4" style:font-weight-asian="normal" style:font-weight-complex="normal"/>
    </style:style>
    <style:style style:name="P9" style:family="paragraph" style:parent-style-name="Standard" style:list-style-name="L2">
      <style:text-properties style:text-underline-style="none" fo:font-weight="normal" officeooo:rsid="0025b9c4" officeooo:paragraph-rsid="0025b9c4" style:font-weight-asian="normal" style:font-weight-complex="normal"/>
    </style:style>
    <style:style style:name="P10" style:family="paragraph" style:parent-style-name="Standard">
      <style:text-properties style:text-underline-style="none" fo:font-weight="normal" officeooo:rsid="002664d0" officeooo:paragraph-rsid="002664d0" style:font-weight-asian="normal" style:font-weight-complex="normal"/>
    </style:style>
    <style:style style:name="P11" style:family="paragraph" style:parent-style-name="Standard">
      <style:text-properties style:text-underline-style="none" fo:font-weight="normal" officeooo:rsid="00269a4e" officeooo:paragraph-rsid="00269a4e" style:font-weight-asian="normal" style:font-weight-complex="normal"/>
    </style:style>
    <style:style style:name="P12" style:family="paragraph" style:parent-style-name="Standard">
      <style:text-properties style:text-underline-style="none" fo:font-weight="normal" officeooo:rsid="0029c956" officeooo:paragraph-rsid="0029c956" style:font-weight-asian="normal" style:font-weight-complex="normal"/>
    </style:style>
    <style:style style:name="P13" style:family="paragraph" style:parent-style-name="Standard">
      <style:text-properties style:text-underline-style="none" fo:font-weight="normal" officeooo:rsid="002c06f8" officeooo:paragraph-rsid="002c06f8" style:font-weight-asian="normal" style:font-weight-complex="normal"/>
    </style:style>
    <style:style style:name="P14" style:family="paragraph" style:parent-style-name="Standard">
      <style:text-properties style:text-underline-style="none" fo:font-weight="bold" officeooo:rsid="001c98a5" officeooo:paragraph-rsid="001c98a5" style:font-weight-asian="bold" style:font-weight-complex="bold"/>
    </style:style>
    <style:style style:name="P15" style:family="paragraph" style:parent-style-name="Standard">
      <style:text-properties style:text-underline-style="none" fo:font-weight="bold" officeooo:rsid="001cfbeb" officeooo:paragraph-rsid="001cfbeb" style:font-weight-asian="bold" style:font-weight-complex="bold"/>
    </style:style>
    <style:style style:name="P16" style:family="paragraph" style:parent-style-name="Standard">
      <style:text-properties style:text-underline-style="none" fo:font-weight="bold" officeooo:rsid="001e7b31" officeooo:paragraph-rsid="001e7b31" style:font-weight-asian="bold" style:font-weight-complex="bold"/>
    </style:style>
    <style:style style:name="P17" style:family="paragraph" style:parent-style-name="Standard">
      <style:text-properties style:text-underline-style="none" fo:font-weight="bold" officeooo:rsid="002021a8" officeooo:paragraph-rsid="002021a8" style:font-weight-asian="bold" style:font-weight-complex="bold"/>
    </style:style>
    <style:style style:name="P18" style:family="paragraph" style:parent-style-name="Standard">
      <style:text-properties style:text-underline-style="none" fo:font-weight="bold" officeooo:rsid="00231236" officeooo:paragraph-rsid="00231236" style:font-weight-asian="bold" style:font-weight-complex="bold"/>
    </style:style>
    <style:style style:name="P19" style:family="paragraph" style:parent-style-name="Standard">
      <style:text-properties style:text-underline-style="none" fo:font-weight="bold" officeooo:rsid="002323c3" officeooo:paragraph-rsid="002323c3" style:font-weight-asian="bold" style:font-weight-complex="bold"/>
    </style:style>
    <style:style style:name="P20" style:family="paragraph" style:parent-style-name="Standard">
      <style:text-properties style:text-underline-style="none" fo:font-weight="bold" officeooo:rsid="002323c3" officeooo:paragraph-rsid="002399a5" style:font-weight-asian="bold" style:font-weight-complex="bold"/>
    </style:style>
    <style:style style:name="P21" style:family="paragraph" style:parent-style-name="Standard">
      <style:text-properties style:text-underline-style="none" fo:font-weight="bold" officeooo:rsid="002399a5" officeooo:paragraph-rsid="002399a5" style:font-weight-asian="bold" style:font-weight-complex="bold"/>
    </style:style>
    <style:style style:name="P22" style:family="paragraph" style:parent-style-name="Standard">
      <style:text-properties style:text-underline-style="none" fo:font-weight="bold" officeooo:rsid="00244440" officeooo:paragraph-rsid="00244440" style:font-weight-asian="bold" style:font-weight-complex="bold"/>
    </style:style>
    <style:style style:name="P23" style:family="paragraph" style:parent-style-name="Standard">
      <style:text-properties style:text-underline-style="none" fo:font-weight="bold" officeooo:rsid="002664d0" officeooo:paragraph-rsid="002664d0" style:font-weight-asian="bold" style:font-weight-complex="bold"/>
    </style:style>
    <style:style style:name="P24" style:family="paragraph" style:parent-style-name="Standard">
      <style:text-properties style:text-underline-style="none" fo:font-weight="bold" officeooo:rsid="0027f7e2" officeooo:paragraph-rsid="0027f7e2" style:font-weight-asian="bold" style:font-weight-complex="bold"/>
    </style:style>
    <style:style style:name="P25" style:family="paragraph" style:parent-style-name="Standard">
      <style:text-properties style:text-underline-style="none" fo:font-weight="bold" officeooo:rsid="0029c956" officeooo:paragraph-rsid="0029c956" style:font-weight-asian="bold" style:font-weight-complex="bold"/>
    </style:style>
    <style:style style:name="P26" style:family="paragraph" style:parent-style-name="Standard">
      <style:text-properties style:text-underline-style="none" fo:font-weight="bold" officeooo:rsid="002a7198" officeooo:paragraph-rsid="002a7198" style:font-weight-asian="bold" style:font-weight-complex="bold"/>
    </style:style>
    <style:style style:name="P27" style:family="paragraph" style:parent-style-name="Text_20_body">
      <style:text-properties style:text-underline-style="none" fo:font-weight="bold" officeooo:rsid="002a7198" officeooo:paragraph-rsid="002a7198" style:font-weight-asian="bold" style:font-weight-complex="bold"/>
    </style:style>
    <style:style style:name="P28" style:family="paragraph" style:parent-style-name="Preformatted_20_Text">
      <style:text-properties style:text-underline-style="none" fo:font-weight="normal" officeooo:rsid="002399a5" officeooo:paragraph-rsid="002399a5" style:font-weight-asian="normal" style:font-weight-complex="normal"/>
    </style:style>
    <style:style style:name="P29" style:family="paragraph" style:parent-style-name="Preformatted_20_Text">
      <style:text-properties style:text-underline-style="none" fo:font-weight="normal" officeooo:rsid="0025b9c4" officeooo:paragraph-rsid="0025b9c4" style:font-weight-asian="normal" style:font-weight-complex="normal"/>
    </style:style>
    <style:style style:name="P30" style:family="paragraph" style:parent-style-name="Preformatted_20_Text">
      <style:text-properties style:text-underline-style="none" fo:font-weight="normal" officeooo:rsid="00269a4e" officeooo:paragraph-rsid="00269a4e" style:font-weight-asian="normal" style:font-weight-complex="normal"/>
    </style:style>
    <style:style style:name="P31" style:family="paragraph" style:parent-style-name="Preformatted_20_Text">
      <style:paragraph-properties fo:margin-top="0in" fo:margin-bottom="0.1965in" loext:contextual-spacing="false"/>
    </style:style>
    <style:style style:name="T1" style:family="text">
      <style:text-properties fo:font-weight="normal" style:font-weight-asian="normal" style:font-weight-complex="normal"/>
    </style:style>
    <style:style style:name="T2" style:family="text">
      <style:text-properties fo:font-weight="normal" officeooo:rsid="002bce12"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31236" style:font-weight-asian="bold" style:font-weight-complex="bold"/>
    </style:style>
    <style:style style:name="T5" style:family="text">
      <style:text-properties officeooo:rsid="00214e66"/>
    </style:style>
    <style:style style:name="T6" style:family="text">
      <style:text-properties officeooo:rsid="00231236"/>
    </style:style>
    <style:style style:name="T7" style:family="text">
      <style:text-properties officeooo:rsid="002bce1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TTING HELP</text:p>
      <text:p text:style-name="P1"/>
      <text:p text:style-name="P14">Option: <text:span text:style-name="T1">To send a </text:span>man<text:span text:style-name="T1"> page to default printer:</text:span></text:p>
      <text:p text:style-name="P14"><text:span text:style-name="T1"/></text:p>
      <text:p text:style-name="P14">$ man -t command | lp</text:p>
      <text:p text:style-name="P14"/>
      <text:p text:style-name="P15">man<text:span text:style-name="T1"> uses a “pager” to display documents. Typically the </text:span>less<text:span text:style-name="T1"> command, but may be </text:span>more<text:span text:style-name="T1"> command on some distributions. </text:span></text:p>
      <text:p text:style-name="P15"><text:span text:style-name="T1"/></text:p>
      <text:p text:style-name="P2">Typing letter <text:span text:style-name="T3">h</text:span> in <text:span text:style-name="T3">man</text:span> will display a help page. </text:p>
      <text:p text:style-name="P2"/>
      <text:p text:style-name="P2">Some useful <text:span text:style-name="T3">less</text:span> commands:</text:p>
      <text:p text:style-name="P2"/>
      <text:p text:style-name="P16">Return <text:span text:style-name="T1">(or </text:span>Enter<text:span text:style-name="T1">)<text:tab/><text:tab/>Go down one line</text:span></text:p>
      <text:p text:style-name="P16">Space<text:span text:style-name="T1"><text:tab/><text:tab/><text:tab/><text:tab/>Go down one page</text:span></text:p>
      <text:p text:style-name="P16">/term<text:span text:style-name="T1"><text:tab/><text:tab/><text:tab/><text:tab/>Search for </text:span>term</text:p>
      <text:p text:style-name="P16">n<text:tab/><text:tab/><text:span text:style-name="T1"><text:tab/><text:tab/>Find next search item</text:span></text:p>
      <text:p text:style-name="P22">N<text:span text:style-name="T1"><text:tab/><text:tab/><text:tab/><text:tab/>Go to previous match</text:span></text:p>
      <text:p text:style-name="P16">1G<text:span text:style-name="T1"><text:tab/><text:tab/><text:tab/><text:tab/>Go to begiining of page</text:span></text:p>
      <text:p text:style-name="P16">G<text:span text:style-name="T1"><text:tab/><text:tab/><text:tab/><text:tab/>Go to end of page</text:span></text:p>
      <text:p text:style-name="P16">h<text:tab/><text:tab/><text:tab/><text:tab/><text:span text:style-name="T1">Display help</text:span></text:p>
      <text:p text:style-name="P16">q<text:span text:style-name="T1"><text:tab/><text:tab/><text:tab/><text:tab/>Quit</text:span></text:p>
      <text:p text:style-name="P16"><text:span text:style-name="T1"/></text:p>
      <text:p text:style-name="P17">MAN PAGE SECTIONS</text:p>
      <text:p text:style-name="P17"/>
      <text:p text:style-name="P3">Each <text:span text:style-name="T3">man</text:span> page broken down into sections, <text:span text:style-name="T5">each designed to provide specific information about command. Some developers also create their own sections for a </text:span><text:span text:style-name="T4">man</text:span><text:span text:style-name="T6"> page. </text:span></text:p>
      <text:p text:style-name="P3"/>
      <text:p text:style-name="P4">Sections:</text:p>
      <text:p text:style-name="P4"/>
      <text:p text:style-name="P18">NAME<text:tab/><text:tab/><text:tab/><text:span text:style-name="T1">Provides the name or the command a brief description</text:span></text:p>
      <text:p text:style-name="P18"/>
      <text:p text:style-name="P18">SYNOPSIS<text:tab/><text:tab/><text:tab/><text:span text:style-name="T1">A brief summary of the command or function's interface. Summary of <text:tab/><text:tab/><text:tab/><text:tab/><text:tab/>how the command line syntax of the program looks</text:span></text:p>
      <text:p text:style-name="P18"/>
      <text:p text:style-name="P18">DESCRIPTION<text:tab/><text:tab/><text:span text:style-name="T1">Provides a more detailed description of the command</text:span></text:p>
      <text:p text:style-name="P18"><text:span text:style-name="T1"/></text:p>
      <text:p text:style-name="P18">OPTIONS<text:tab/><text:tab/><text:tab/><text:span text:style-name="T1">Lists the options for the command as well as a description of how they are <text:tab/><text:tab/><text:tab/><text:tab/>used. Often found in the </text:span>DESCRIPTION <text:span text:style-name="T1">section. </text:span></text:p>
      <text:p text:style-name="P18"><text:span text:style-name="T1"/></text:p>
      <text:p text:style-name="P18">FILES<text:tab/><text:tab/><text:tab/><text:tab/><text:span text:style-name="T1">Lists the files that are associated with the command as well as a <text:tab/><text:tab/><text:tab/><text:tab/><text:tab/><text:tab/>description of how they are used. These may be used to configure the <text:tab/><text:tab/><text:tab/><text:tab/><text:tab/>command's more advanced features. Often this information found in <text:tab/><text:tab/><text:tab/><text:tab/><text:tab/></text:span>DESCRIPTION <text:span text:style-name="T1">section</text:span></text:p>
      <text:p text:style-name="P18"><text:span text:style-name="T1"/></text:p>
      <text:p text:style-name="P18">AUTHOR<text:tab/><text:tab/><text:tab/><text:span text:style-name="T1">The name of the person who created the </text:span>man <text:span text:style-name="T1">page and sometimes how to <text:tab/><text:tab/><text:tab/><text:tab/>contact the person</text:span></text:p>
      <text:p text:style-name="P18"><text:span text:style-name="T1"/></text:p>
      <text:p text:style-name="P19">REPORTING BUGS<text:tab/><text:span text:style-name="T1">Provides details on how to report problems with command</text:span></text:p>
      <text:p text:style-name="P19"><text:soft-page-break/><text:span text:style-name="T1"/></text:p>
      <text:p text:style-name="P19">COPYRIGHT<text:tab/><text:tab/><text:span text:style-name="T1">Provides basic copyright information</text:span></text:p>
      <text:p text:style-name="P19"><text:span text:style-name="T1"/></text:p>
      <text:p text:style-name="P20">SEE ALSO<text:tab/><text:tab/><text:tab/><text:span text:style-name="T1">Provides an idea of where user can find additional information. Also will <text:tab/><text:tab/><text:tab/><text:tab/><text:tab/>often include other commands that are related to this command</text:span></text:p>
      <text:p text:style-name="P20"><text:span text:style-name="T1"/></text:p>
      <text:p text:style-name="P21"/>
      <text:p text:style-name="P21">MAN PAGE SYNOPSIS</text:p>
      <text:p text:style-name="P21"/>
      <text:p text:style-name="P5">The <text:span text:style-name="T3">SYNOPSIS</text:span> section can be difficult to understand but is a valuable resource since it provides a concise example of how to use command. </text:p>
      <text:p text:style-name="P5"/>
      <text:p text:style-name="P5">Square brackets <text:span text:style-name="T3">[]</text:span> are used to indicate that this feature is not required to run the command. </text:p>
      <text:p text:style-name="P5"/>
      <text:p text:style-name="P5">Example: the <text:span text:style-name="T3">cal</text:span> command</text:p>
      <text:p text:style-name="P5"/>
      <text:p text:style-name="P21">cal [-3hjy] [-A number] [-B number] [[month] year]</text:p>
      <text:p text:style-name="P21"/>
      <text:p text:style-name="P5">First set of brackets means that options (<text:span text:style-name="T3">-3, -h, -j, -y) </text:span><text:s/>can be used but non are required for command to run properly. Second set of square brackets allows user to specify number of months to be added to end of display. Third allows user to specify number of months to be added to beginning of display. </text:p>
      <text:p text:style-name="P5"/>
      <text:p text:style-name="P5">Fourth: <text:span text:style-name="T3">[[month] year] </text:span>demonstrates another feature; means you can specify a year by itself, but if user specifies a month must also specify a year. </text:p>
      <text:p text:style-name="P5"/>
      <text:p text:style-name="P5">Also see <text:span text:style-name="T3">date </text:span>command:</text:p>
      <text:list xml:id="list4668460089705377400" text:style-name="L2">
        <text:list-item>
          <text:p text:style-name="P9"/>
        </text:list-item>
      </text:list>
      <text:p text:style-name="P28">SYNOPSIS <text:s text:c="71"/></text:p>
      <text:p text:style-name="Preformatted_20_Text"><text:s text:c="7"/>date [OPTION]... [+FORMAT]</text:p>
      <text:p text:style-name="P31"><text:s text:c="7"/>date [-u|--utc|--universal] [MMDDhhmm[[CC]YY][.ss]]</text:p>
      <text:p text:style-name="P5">First syntax is used to display date on system while second is used to set date.</text:p>
      <text:p text:style-name="P5"/>
      <text:p text:style-name="P5">Ellipses following [OPTION]… indicate that [OPTION] may be repeated. </text:p>
      <text:p text:style-name="P5"/>
      <text:p text:style-name="P5">Additionally the [-u|--utc|--universal] notation means that you can either use the -u option or the --utc option or the --universal option. Typically this means that all three options really do the same thing, but sometimes this format (use of the | character) is used to indicate that the options can't be used in combination, like a logical or.</text:p>
      <text:p text:style-name="P5"/>
      <text:p text:style-name="P6">Configuration files (system files) can also have <text:span text:style-name="T3">man</text:span> pages. They contain information used to store information about OS or services. </text:p>
      <text:p text:style-name="P6"/>
      <text:p text:style-name="P6">Also several different types of commands:</text:p>
      <text:list xml:id="list7021786508161835392" text:style-name="L1">
        <text:list-item>
          <text:p text:style-name="P7">user commands</text:p>
        </text:list-item>
        <text:list-item>
          <text:p text:style-name="P7">system commands</text:p>
        </text:list-item>
        <text:list-item>
          <text:p text:style-name="P7">administration commands</text:p>
        </text:list-item>
      </text:list>
      <text:p text:style-name="P6">Other features that require documentation: libraries and kernel components. </text:p>
      <text:p text:style-name="P6"/>
      <text:p text:style-name="P8"><text:soft-page-break/>Thus, thousands of <text:span text:style-name="T3">man</text:span> pages on typical Linux distribution. To organize, these are often categorized into sections. </text:p>
      <text:p text:style-name="P8"/>
      <text:p text:style-name="P8">Nine default sections:</text:p>
      <text:list xml:id="list200050853158451" text:continue-list="list4668460089705377400" text:style-name="L2">
        <text:list-item>
          <text:p text:style-name="P9">Executable programs or shell commands</text:p>
        </text:list-item>
        <text:list-item>
          <text:p text:style-name="P9">System calls (functions provided by the kernel)</text:p>
        </text:list-item>
        <text:list-item>
          <text:p text:style-name="P9">Library calls (functions within program libraries)</text:p>
        </text:list-item>
        <text:list-item>
          <text:p text:style-name="P9">Special files (usually found in /dev)</text:p>
        </text:list-item>
        <text:list-item>
          <text:p text:style-name="P9">File formats and conventions, e.g. /etc/passwd</text:p>
        </text:list-item>
        <text:list-item>
          <text:p text:style-name="P9">Games</text:p>
        </text:list-item>
        <text:list-item>
          <text:p text:style-name="P9">Miscellaneous (including macro packages and conventions) e.g. man(7), groff(7)</text:p>
        </text:list-item>
        <text:list-item>
          <text:p text:style-name="P9">System administration commands (usually only for root)</text:p>
        </text:list-item>
        <text:list-item>
          <text:p text:style-name="P9">Kernel Routines [non standard)</text:p>
        </text:list-item>
      </text:list>
      <text:p text:style-name="P8"/>
      <text:p text:style-name="P8">When use <text:span text:style-name="T3">man</text:span> command, searches search section in order until it finds first match. If none found after searching all sections, an error message will be displayed. </text:p>
      <text:p text:style-name="P8"/>
      <text:p text:style-name="P8">To determine which section a specific man page belongs to, look at numeric value of first line of the output of the man page</text:p>
      <text:p text:style-name="P8"/>
      <text:p text:style-name="P29">CAL(1) <text:s text:c="19"/>BSD General Commands Manual <text:s text:c="18"/>CAL(1)</text:p>
      <text:p text:style-name="P8"/>
      <text:p text:style-name="P10">Sometimes, must specify <text:span text:style-name="T3">man</text:span> section. </text:p>
      <text:p text:style-name="P10"/>
      <text:p text:style-name="P23">$ man passwd</text:p>
      <text:p text:style-name="P23">$ man 5 passwd</text:p>
      <text:p text:style-name="P23"/>
      <text:p text:style-name="P11">Can search for <text:span text:style-name="T3">man</text:span> pages that match or partially match a specific name with<text:span text:style-name="T3"> -f </text:span>option. Also provides a brief description of each man page. </text:p>
      <text:p text:style-name="P11"/>
      <text:p text:style-name="P30"><text:span text:style-name="Strong_20_Emphasis">sysadmin@localhost:~$</text:span> man -f passwd</text:p>
      <text:p text:style-name="Preformatted_20_Text">passwd (5) <text:s text:c="10"/>- the password file</text:p>
      <text:p text:style-name="Preformatted_20_Text">passwd (1) <text:s text:c="10"/>- change user password</text:p>
      <text:p text:style-name="P31">passwd (1ssl) <text:s text:c="7"/>- compute password hashes</text:p>
      <text:p text:style-name="P24">whatis<text:span text:style-name="T1"> command on most Linux distributions does same thing. </text:span></text:p>
      <text:p text:style-name="P24"><text:span text:style-name="T1"/></text:p>
      <text:p text:style-name="P24"><text:span text:style-name="T1">If cannot remember exact name, can search for pages that match a keyword by using </text:span>-k<text:span text:style-name="T1"> option with </text:span>man <text:span text:style-name="T1">command. </text:span></text:p>
      <text:p text:style-name="P24"><text:span text:style-name="T1"/></text:p>
      <text:p text:style-name="P25">Apropos <text:span text:style-name="T1">command does same thing. </text:span></text:p>
      <text:p text:style-name="P25"><text:span text:style-name="T1"/></text:p>
      <text:p text:style-name="P25">INFO COMMAND</text:p>
      <text:p text:style-name="P25"/>
      <text:p text:style-name="P12">The <text:span text:style-name="T3">info</text:span> command also provides documentation on OS commands and features. Goal of this command is to provide a documentation resource that provides a logical organizational structure, making reading documentation easier. </text:p>
      <text:p text:style-name="P12"/>
      <text:p text:style-name="P12">With <text:span text:style-name="T3">info</text:span> docs, information is broken down into categoeis that work much like a table of contents. <text:soft-page-break/>Hyperlinks provided to pages that contain information on individual topics for a specific command or feature. In fact, all documentation is merged into a single “book” in which usr can go to top level of documentation and view table of contents representing all other documentation available. </text:p>
      <text:p text:style-name="P12"/>
      <text:p text:style-name="P12">Writing style usually more conducive to learning a topic than <text:span text:style-name="T3">man</text:span>. </text:p>
      <text:p text:style-name="P12"/>
      <text:p text:style-name="P26">Man<text:span text:style-name="T1"> pages more of a reference resource and </text:span>info<text:span text:style-name="T1"> documents more of a learning guide. </text:span></text:p>
      <text:p text:style-name="P26"><text:span text:style-name="T1"/></text:p>
      <text:p text:style-name="P26">$ info ls</text:p>
      <text:p text:style-name="P26"><text:span text:style-name="T1"/></text:p>
      <text:p text:style-name="P26"><text:span text:style-name="T1">First line provides information that tells user where in the </text:span>info<text:span text:style-name="T1"> documentation. </text:span><text:span text:style-name="T2">Documentation broken up into nodes and in example above, currently in </text:span><text:span text:style-name="T7">ls invocation node</text:span><text:span text:style-name="T2">. Next node is </text:span><text:span text:style-name="T7">dir invocation node</text:span><text:span text:style-name="T2"> . Up one node is </text:span><text:span text:style-name="T7">Directory listing node</text:span><text:span text:style-name="T2">. </text:span></text:p>
      <text:p text:style-name="P26"><text:span text:style-name="T2"/></text:p>
      <text:p text:style-name="P26"><text:span text:style-name="T2"/></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Down Arrow</text:span></text:p>
          </table:table-cell>
          <table:table-cell table:style-name="Table1.A1" office:value-type="string">
            <text:p text:style-name="Table_20_Contents">Go down one line</text:p>
          </table:table-cell>
        </table:table-row>
        <table:table-row>
          <table:table-cell table:style-name="Table1.A1" office:value-type="string">
            <text:p text:style-name="Table_20_Contents"><text:span text:style-name="Strong_20_Emphasis">Space</text:span></text:p>
          </table:table-cell>
          <table:table-cell table:style-name="Table1.A1" office:value-type="string">
            <text:p text:style-name="Table_20_Contents">Go down one page</text:p>
          </table:table-cell>
        </table:table-row>
        <table:table-row>
          <table:table-cell table:style-name="Table1.A1" office:value-type="string">
            <text:p text:style-name="Table_20_Contents"><text:span text:style-name="Source_20_Text">s</text:span></text:p>
          </table:table-cell>
          <table:table-cell table:style-name="Table1.A1" office:value-type="string">
            <text:p text:style-name="Table_20_Contents">Search for term</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Go to previous node</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Go to next node</text:p>
          </table:table-cell>
        </table:table-row>
        <table:table-row>
          <table:table-cell table:style-name="Table1.A1" office:value-type="string">
            <text:p text:style-name="Table_20_Contents"><text:span text:style-name="Source_20_Text">u</text:span></text:p>
          </table:table-cell>
          <table:table-cell table:style-name="Table1.A1" office:value-type="string">
            <text:p text:style-name="Table_20_Contents">Go up one level</text:p>
          </table:table-cell>
        </table:table-row>
        <table:table-row>
          <table:table-cell table:style-name="Table1.A1" office:value-type="string">
            <text:p text:style-name="Table_20_Contents"><text:span text:style-name="Strong_20_Emphasis">Tab</text:span></text:p>
          </table:table-cell>
          <table:table-cell table:style-name="Table1.A1" office:value-type="string">
            <text:p text:style-name="Table_20_Contents">Skip to next hyperlink</text:p>
          </table:table-cell>
        </table:table-row>
        <table:table-row>
          <table:table-cell table:style-name="Table1.A1" office:value-type="string">
            <text:p text:style-name="Table_20_Contents"><text:span text:style-name="Strong_20_Emphasis">Home</text:span></text:p>
          </table:table-cell>
          <table:table-cell table:style-name="Table1.A1" office:value-type="string">
            <text:p text:style-name="Table_20_Contents">Go to beginning</text:p>
          </table:table-cell>
        </table:table-row>
        <table:table-row>
          <table:table-cell table:style-name="Table1.A1" office:value-type="string">
            <text:p text:style-name="Table_20_Contents"><text:span text:style-name="Strong_20_Emphasis">End</text:span></text:p>
          </table:table-cell>
          <table:table-cell table:style-name="Table1.A1" office:value-type="string">
            <text:p text:style-name="Table_20_Contents">Go to end</text:p>
          </table:table-cell>
        </table:table-row>
        <table:table-row>
          <table:table-cell table:style-name="Table1.A1" office:value-type="string">
            <text:p text:style-name="Table_20_Contents"><text:span text:style-name="Source_20_Text">h</text:span></text:p>
          </table:table-cell>
          <table:table-cell table:style-name="Table1.A1" office:value-type="string">
            <text:p text:style-name="Table_20_Contents">Display help</text:p>
          </table:table-cell>
        </table:table-row>
        <table:table-row>
          <table:table-cell table:style-name="Table1.A1" office:value-type="string">
            <text:p text:style-name="Table_20_Contents"><text:span text:style-name="Source_20_Text">L</text:span></text:p>
          </table:table-cell>
          <table:table-cell table:style-name="Table1.A1" office:value-type="string">
            <text:p text:style-name="Table_20_Contents">Quit help page</text:p>
          </table:table-cell>
        </table:table-row>
        <table:table-row>
          <table:table-cell table:style-name="Table1.A1" office:value-type="string">
            <text:p text:style-name="Table_20_Contents"><text:span text:style-name="Source_20_Text">q</text:span></text:p>
          </table:table-cell>
          <table:table-cell table:style-name="Table1.A1" office:value-type="string">
            <text:p text:style-name="Table_20_Contents">Quit info command</text:p>
          </table:table-cell>
        </table:table-row>
      </table:table>
      <text:p text:style-name="P26"><text:span text:style-name="T2"/></text:p>
      <text:p text:style-name="P27">If you scroll though the document, you will eventually see the menu for the <text:span text:style-name="Source_20_Text">ls</text:span> command:</text:p>
      <text:p text:style-name="Preformatted_20_Text">* Menu:</text:p>
      <text:p text:style-name="Preformatted_20_Text"/>
      <text:p text:style-name="Preformatted_20_Text">* Which files are listed::</text:p>
      <text:p text:style-name="Preformatted_20_Text">* What information is listed::</text:p>
      <text:p text:style-name="Preformatted_20_Text">* Sorting the output::</text:p>
      <text:p text:style-name="Preformatted_20_Text">* Details about version sort::</text:p>
      <text:p text:style-name="Preformatted_20_Text">* General output formatting::</text:p>
      <text:p text:style-name="Preformatted_20_Text">* Formatting file timestamps::</text:p>
      <text:p text:style-name="P31">* Formatting the file names::</text:p>
      <text:p text:style-name="Text_20_body">The items under the menu are hyperlinks that can take you to nodes that describe more about the <text:span text:style-name="Source_20_Text">ls</text:span> command. For example, if you placed your cursor on the line <text:span text:style-name="Source_20_Text">* Sorting the output::</text:span> and pressed the <text:span text:style-name="Strong_20_Emphasis">Enter</text:span> key, you would be taken to a node that describes sorting the output of the <text:span text:style-name="Source_20_Text">ls</text:span> command:</text:p>
      <text:p text:style-name="Standard">If you execute the <text:span text:style-name="Source_20_Text">info</text:span> command without any arguments, you are taken to the top level of the documentation.</text:p>
      <text:p text:style-name="P26"><text:soft-page-break/></text:p>
      <text:p text:style-name="P13">Many commands also provide basic information when user applies the –<text:span text:style-name="T3">help</text:span> option. Useful to learn basic usage of command. </text:p>
      <text:p text:style-name="P13"/>
      <text:p text:style-name="P13">Also, on most systems, there is a directory where additional documentation is found. Will often be a place where vendors who create additional (third party) software can store documentation files. </text:p>
      <text:p text:style-name="P13"/>
      <text:p text:style-name="P13">Typically, where system administrators go to learn how to set up more complex software services. </text:p>
      <text:p text:style-name="P13"/>
      <text:p text:style-name="P13">Typical locations are /usr/share/doc and /usr/d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5T17:40:55.711782578</meta:creation-date>
    <meta:generator>LibreOffice/5.0.6.2$Linux_X86_64 LibreOffice_project/00m0$Build-2</meta:generator>
    <dc:date>2017-01-15T20:00:49.778577751</dc:date>
    <meta:editing-duration>PT1H33M27S</meta:editing-duration>
    <meta:editing-cycles>15</meta:editing-cycles>
    <meta:document-statistic meta:table-count="1" meta:image-count="0" meta:object-count="0" meta:page-count="5" meta:paragraph-count="119" meta:word-count="1208" meta:character-count="7308" meta:non-whitespace-character-count="5986"/>
  </office:meta>
</office:document-meta>
</file>